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25-09-18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25-06-25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25-03-20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24-12-04 0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24-09-18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24-06-06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24-03-14 0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23-12-06 0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23-09-26 23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77264" calcext:value-type="float">
            <text:p>26.87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23-06-27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6912" calcext:value-type="float">
            <text:p>26.34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23-03-08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22-11-16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22-08-10 0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4152" calcext:value-type="float">
            <text:p>27.1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21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20-1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20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19-1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19-06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4304" calcext:value-type="float">
            <text:p>26.05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19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17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17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17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16-1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3552" calcext:value-type="float">
            <text:p>26.1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16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16-06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16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65456" calcext:value-type="float">
            <text:p>25.3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15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0988" calcext:value-type="float">
            <text:p>25.7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15-09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15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0112" calcext:value-type="float">
            <text:p>25.28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14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88544" calcext:value-type="float">
            <text:p>25.68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14-07-01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0128" calcext:value-type="float">
            <text:p>26.17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14-03-13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84456" calcext:value-type="float">
            <text:p>24.98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13-12-0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70968" calcext:value-type="float">
            <text:p>25.2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13-09-13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13-03-05 20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14352" calcext:value-type="float">
            <text:p>24.91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12-06-06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7856" calcext:value-type="float">
            <text:p>25.51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12-03-08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11-09-06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3264" calcext:value-type="float">
            <text:p>25.3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11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74144" calcext:value-type="float">
            <text:p>24.77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11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6712" calcext:value-type="float">
            <text:p>24.7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10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3664" calcext:value-type="float">
            <text:p>24.74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09-06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95936" calcext:value-type="float">
            <text:p>25.3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09-02-25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08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01448" calcext:value-type="float">
            <text:p>25.30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08-02-28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3144" calcext:value-type="float">
            <text:p>24.39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07-11-27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2224" calcext:value-type="float">
            <text:p>24.65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07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07-06-15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91008" calcext:value-type="float">
            <text:p>25.5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07-03-07 0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3352" calcext:value-type="float">
            <text:p>24.53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06-11-16 0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06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1744" calcext:value-type="float">
            <text:p>24.62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06-0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0056" calcext:value-type="float">
            <text:p>24.07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05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05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4088" calcext:value-type="float">
            <text:p>23.56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04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708" calcext:value-type="float">
            <text:p>22.35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03-1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6816" calcext:value-type="float">
            <text:p>24.81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03-02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09096" calcext:value-type="float">
            <text:p>24.00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02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02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0496" calcext:value-type="float">
            <text:p>23.78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01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70512" calcext:value-type="float">
            <text:p>24.67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01-02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00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00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2000-05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99-1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99-08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5984" calcext:value-type="float">
            <text:p>24.25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98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0352" calcext:value-type="float">
            <text:p>23.39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98-05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98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97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96-1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7992" calcext:value-type="float">
            <text:p>23.5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96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96-05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5672" calcext:value-type="float">
            <text:p>24.04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95-11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43336" calcext:value-type="float">
            <text:p>23.64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95-08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95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94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26928" calcext:value-type="float">
            <text:p>23.42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94-08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2704" calcext:value-type="float">
            <text:p>24.68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94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1328" calcext:value-type="float">
            <text:p>24.34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94-02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93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92-1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92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91-11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91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9512" calcext:value-type="float">
            <text:p>24.28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91-02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90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90-08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53976" calcext:value-type="float">
            <text:p>24.95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90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612" calcext:value-type="float">
            <text:p>22.2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89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53904" calcext:value-type="float">
            <text:p>22.85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89-08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89-05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0656" calcext:value-type="float">
            <text:p>25.06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89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88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7936" calcext:value-type="float">
            <text:p>22.34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88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87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87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86-11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86-04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7024" calcext:value-type="float">
            <text:p>21.1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85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85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84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84-05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83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83-04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82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82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81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81-03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0328" calcext:value-type="float">
            <text:p>20.15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80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78-04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78-01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77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77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53376" calcext:value-type="float">
            <text:p>20.15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76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3872" calcext:value-type="float">
            <text:p>21.0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76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76-0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75-10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75-04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75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74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74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8888" calcext:value-type="float">
            <text:p>20.05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73-10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4792" calcext:value-type="float">
            <text:p>24.62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73-0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0808" calcext:value-type="float">
            <text:p>20.1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72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72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48576" calcext:value-type="float">
            <text:p>19.84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71-10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71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71-02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208" calcext:value-type="float">
            <text:p>20.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70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70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9888" calcext:value-type="float">
            <text:p>20.43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70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69-10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69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68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68-04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68-01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67-10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69856" calcext:value-type="float">
            <text:p>22.46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67-04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67-01-2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66-10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66-07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3968" calcext:value-type="float">
            <text:p>22.60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66-04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66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4576" calcext:value-type="float">
            <text:p>22.1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65-10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65-07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65-04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65-01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64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64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0001633</text:p>
          </table:table-cell>
          <table:table-cell office:value-type="string" calcext:value-type="string">
            <text:p>33S/18E-13AAB</text:p>
          </table:table-cell>
          <table:table-cell office:value-type="string" calcext:value-type="string">
            <text:p>1963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48" meta:object-count="0"/>
    <meta:user-defined meta:name="AppVersion">3.0</meta:user-defined>
  </office:meta>
</office:document-meta>
</file>